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Times New Roman" fo:font-size="12pt" officeooo:rsid="000c50a0" officeooo:paragraph-rsid="000c50a0" fo:background-color="#ffffff" style:font-size-asian="10.5pt" style:font-size-complex="12pt"/>
    </style:style>
    <style:style style:name="P2" style:family="paragraph" style:parent-style-name="Standard">
      <style:paragraph-properties fo:line-height="100%" fo:text-align="justify" style:justify-single-word="false"/>
      <style:text-properties style:font-name="Times New Roman" fo:font-size="12pt" fo:font-weight="normal" officeooo:rsid="0010e495" officeooo:paragraph-rsid="0010e495" fo:background-color="transparent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ta parte la vamos a dividir en 2 partes : la base de datos y la pagina web.</text:p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9T12:58:05.881000000</dc:date>
    <meta:editing-duration>PT23H17M58S</meta:editing-duration>
    <meta:editing-cycles>6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1" meta:word-count="18" meta:character-count="77" meta:non-whitespace-character-count="60"/>
  </office:meta>
</office:document-meta>
</file>